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 fo:font-size="14pt" fo:font-weight="bold" officeooo:rsid="002f8a20" officeooo:paragraph-rsid="002f8a20" style:font-size-asian="14pt" style:font-weight-asian="bold" style:font-size-complex="14pt" style:font-weight-complex="bold"/>
    </style:style>
    <style:style style:name="P2" style:family="paragraph" style:parent-style-name="Standard">
      <style:paragraph-properties>
        <style:tab-stops>
          <style:tab-stop style:position="0.499cm"/>
          <style:tab-stop style:position="8.999cm"/>
        </style:tab-stops>
      </style:paragraph-properties>
      <style:text-properties style:font-name="Calibri" officeooo:rsid="0003f317" officeooo:paragraph-rsid="0003f317"/>
    </style:style>
    <style:style style:name="P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weight="bold" officeooo:rsid="0003f317" officeooo:paragraph-rsid="0003f317" style:font-weight-asian="bold" style:font-weight-complex="bold"/>
    </style:style>
    <style:style style:name="P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3f317" style:font-size-asian="9pt" style:font-style-asian="italic" style:font-weight-asian="bold" style:font-size-complex="9pt" style:font-style-complex="italic" style:font-weight-complex="bold"/>
    </style:style>
    <style:style style:name="P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6" style:family="paragraph">
      <style:paragraph-properties fo:text-align="start"/>
      <style:text-properties style:text-line-through-style="none" style:text-line-through-type="none" fo:font-family="Calibri" style:font-style-name="Standard" style:font-family-generic="swiss" style:font-pitch="variable" fo:font-size="11pt" fo:font-style="normal" style:text-underline-style="none" fo:font-weight="normal"/>
    </style:style>
    <style:style style:name="P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8"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44b66" style:font-size-asian="9pt" style:font-style-asian="italic" style:font-weight-asian="bold" style:font-size-complex="9pt" style:font-style-complex="italic" style:font-weight-complex="bold"/>
    </style:style>
    <style:style style:name="P9" style:family="paragraph">
      <style:paragraph-properties fo:text-align="start"/>
      <style:text-properties fo:font-variant="normal" fo:text-transform="none" style:text-line-through-style="none" style:text-line-through-type="none" fo:font-family="Calibri" style:font-style-name="Standard" style:font-family-generic="swiss" style:font-pitch="variable" fo:font-size="11pt" fo:font-style="normal" style:text-underline-style="none" fo:font-weight="normal" fo:background-color="transparent"/>
    </style:style>
    <style:style style:name="P1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11"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12"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8b4b6" officeooo:paragraph-rsid="0018b4b6" style:font-weight-asian="bold" style:font-weight-complex="bold"/>
    </style:style>
    <style:style style:name="P1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5" style:family="paragraph" style:parent-style-name="Standard">
      <style:paragraph-properties>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6"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officeooo:rsid="0003f317" officeooo:paragraph-rsid="0017c038"/>
    </style:style>
    <style:style style:name="P17" style:family="paragraph" style:parent-style-name="Standard">
      <style:paragraph-properties fo:margin-top="0.4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8" style:family="paragraph" style:parent-style-name="Standard">
      <style:paragraph-properties fo:margin-top="0cm" fo:margin-bottom="0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9" style:family="paragraph" style:parent-style-name="Standard">
      <style:paragraph-properties fo:margin-top="0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1"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2"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2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24" style:family="paragraph" style:parent-style-name="Standard">
      <style:paragraph-properties>
        <style:tab-stops>
          <style:tab-stop style:position="0.499cm"/>
          <style:tab-stop style:position="2.461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2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normal" fo:font-weight="normal" officeooo:rsid="0006b159" officeooo:paragraph-rsid="0006b159" style:font-size-asian="9pt" style:font-style-asian="normal" style:font-weight-asian="normal" style:font-size-complex="9pt" style:font-style-complex="normal" style:font-weight-complex="normal"/>
    </style:style>
    <style:style style:name="P27"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8" style:family="paragraph" style:parent-style-name="Standard">
      <style:paragraph-properties fo:margin-top="0.4cm" fo:margin-bottom="0.199cm" style:contextual-spacing="false" fo:break-before="pag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9" style:family="paragraph" style:parent-style-name="Standard">
      <style:paragraph-properties fo:margin-top="0cm" fo:margin-bottom="0.199cm" style:contextual-spacing="false">
        <style:tab-stops>
          <style:tab-stop style:position="0.499cm"/>
          <style:tab-stop style:position="4.498cm"/>
          <style:tab-stop style:position="8.8cm"/>
          <style:tab-stop style:position="12.801cm"/>
        </style:tab-stops>
      </style:paragraph-properties>
      <style:text-properties style:font-name="Calibri" fo:font-size="9pt" fo:font-style="italic" fo:font-weight="bold" officeooo:rsid="0006b159" officeooo:paragraph-rsid="002259a3" style:font-size-asian="9pt" style:font-style-asian="italic" style:font-weight-asian="bold" style:font-size-complex="9pt" style:font-style-complex="italic" style:font-weight-complex="bold"/>
    </style:style>
    <style:style style:name="P30"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1" style:family="paragraph" style:parent-style-name="Standard">
      <style:paragraph-properties fo:margin-top="0cm" fo:margin-bottom="0.199cm" style:contextual-spacing="false">
        <style:tab-stops>
          <style:tab-stop style:position="0.499cm"/>
          <style:tab-stop style:position="2.699cm"/>
        </style:tab-stops>
      </style:paragraph-properties>
      <style:text-properties style:font-name="Calibri" fo:font-size="9pt" fo:font-style="italic" fo:font-weight="bold" officeooo:rsid="0006b159" officeooo:paragraph-rsid="002c20e4" style:font-size-asian="9pt" style:font-style-asian="italic" style:font-weight-asian="bold" style:font-size-complex="9pt" style:font-style-complex="italic" style:font-weight-complex="bold"/>
    </style:style>
    <style:style style:name="P32"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3"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4"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6" style:family="paragraph" style:parent-style-name="Standard">
      <style:paragraph-properties fo:margin-top="0.4cm" fo:margin-bottom="0.199cm" style:contextual-spacing="false" fo:text-align="justify" style:justify-single-word="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37" style:family="paragraph" style:parent-style-name="Standard" style:master-page-name="">
      <loext:graphic-properties draw:fill="none"/>
      <style:paragraph-properties fo:margin-left="0.499cm" fo:margin-right="0cm" fo:margin-top="0cm" fo:margin-bottom="0.199cm" style: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38"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39"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40"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1" style:family="paragraph" style:parent-style-name="Standard" style:master-page-name="">
      <loext:graphic-properties draw:fill="none"/>
      <style:paragraph-properties fo:margin-left="0.499cm" fo:margin-right="0cm" fo:margin-top="0cm" fo:margin-bottom="0cm" style: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2" style:family="paragraph" style:parent-style-name="Standard">
      <loext:graphic-properties draw:fill="none"/>
      <style:paragraph-properties fo:margin-left="0cm" fo:margin-right="0cm" fo:margin-top="0.6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43"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204cm"/>
        </style:tab-stops>
      </style:paragraph-properties>
      <style:text-properties style:font-name="Calibri" fo:font-size="11pt" fo:font-style="normal" fo:font-weight="normal" officeooo:rsid="0006b159" officeooo:paragraph-rsid="00316ce7" style:font-size-asian="11pt" style:font-style-asian="normal" style:font-weight-asian="normal" style:font-size-complex="11pt" style:font-style-complex="normal"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T1" style:family="text">
      <style:text-properties fo:font-variant="normal" fo:text-transform="none" fo:background-color="transparent"/>
    </style:style>
    <style:style style:name="T2" style:family="text">
      <style:text-properties officeooo:rsid="00144b66"/>
    </style:style>
    <style:style style:name="T3" style:family="text">
      <style:text-properties officeooo:rsid="000588e0"/>
    </style:style>
    <style:style style:name="T4" style:family="text">
      <style:text-properties officeooo:rsid="0017c038"/>
    </style:style>
    <style:style style:name="T5" style:family="text">
      <style:text-properties fo:font-size="9pt" fo:font-style="italic" fo:font-weight="bold" style:font-size-asian="9pt" style:font-style-asian="italic" style:font-weight-asian="bold" style:font-size-complex="9pt" style:font-style-complex="italic" style:font-weight-complex="bold"/>
    </style:style>
    <style:style style:name="T6"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7" style:family="text">
      <style:text-properties fo:font-size="11pt" fo:font-style="normal" officeooo:rsid="0021e97c" style:font-size-asian="11pt" style:font-style-asian="normal" style:font-size-complex="11pt" style:font-style-complex="normal"/>
    </style:style>
    <style:style style:name="T8" style:family="text">
      <style:text-properties fo:font-size="11pt" fo:font-style="normal" officeooo:rsid="002259a3" style:font-size-asian="11pt" style:font-style-asian="normal" style:font-size-complex="11pt" style:font-style-complex="normal"/>
    </style:style>
    <style:style style:name="T9" style:family="text">
      <style:text-properties officeooo:rsid="0021e97c"/>
    </style:style>
    <style:style style:name="T10" style:family="text">
      <style:text-properties officeooo:rsid="002259a3"/>
    </style:style>
    <style:style style:name="T11" style:family="text">
      <style:text-properties officeooo:rsid="00359e9d"/>
    </style:style>
    <style:style style:name="T12" style:family="text">
      <style:text-properties fo:font-weight="bold" officeooo:rsid="0006b159" style:font-weight-asian="bold" style:font-weight-complex="bold"/>
    </style:style>
    <style:style style:name="T13" style:family="text">
      <style:text-properties fo:font-weight="bold" officeooo:rsid="002259a3" style:font-weight-asian="bold" style:font-weight-complex="bold"/>
    </style:style>
    <style:style style:name="T14" style:family="text">
      <style:text-properties officeooo:rsid="001c70cf"/>
    </style:style>
    <style:style style:name="T15" style:family="text">
      <style:text-properties fo:color="#000000" loext:opacity="100%" style:text-line-through-style="none" style:text-line-through-type="none" style:text-underline-style="none" officeooo:rsid="00359e9d" style:text-blinking="false" fo:background-color="#ffffff" loext:char-shading-value="0" loext:padding="0cm" loext:border="none"/>
    </style:style>
    <style:style style:name="T16"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17" style:family="text">
      <style:text-properties officeooo:rsid="0023b228"/>
    </style:style>
    <style:style style:name="T18" style:family="text">
      <style:text-properties officeooo:rsid="002de0fd"/>
    </style:style>
    <style:style style:name="T19" style:family="text">
      <style:text-properties officeooo:rsid="002c20e4"/>
    </style:style>
    <style:style style:name="T20" style:family="text">
      <style:text-properties fo:font-size="11pt" fo:font-style="normal" officeooo:rsid="00088e3c" style:font-size-asian="11pt" style:font-style-asian="normal" style:font-size-complex="11pt" style:font-style-complex="normal"/>
    </style:style>
    <style:style style:name="T21" style:family="text">
      <style:text-properties fo:font-size="11pt" fo:font-style="normal" officeooo:rsid="002422e9" style:font-size-asian="11pt" style:font-style-asian="normal" style:font-size-complex="11pt" style:font-style-complex="normal"/>
    </style:style>
    <style:style style:name="T22" style:family="text">
      <style:text-properties officeooo:rsid="0037a61d"/>
    </style:style>
    <style:style style:name="T23" style:family="text">
      <style:text-properties officeooo:rsid="000be998"/>
    </style:style>
    <style:style style:name="gr1" style:family="graphic">
      <style:graphic-properties draw:textarea-vertical-align="middle"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fo:background-color="#cfe7f5"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draw:textarea-vertical-align="top"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form:control-implementation="ooo:com.sun.star.form.component.TextField" xml:id="control2" form:id="control2"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8" form:max-length="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weiblich" form:control-implementation="ooo:com.sun.star.form.component.CheckBox" xml:id="control13" form:id="control13" form:label="weiblich" form:tab-index="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nännlich" form:control-implementation="ooo:com.sun.star.form.component.CheckBox" xml:id="control14" form:id="control14" form:label="männlich" form:tab-index="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text form:name="Name Mutter" form:control-implementation="ooo:com.sun.star.form.component.TextField" xml:id="control15" form:id="control15" form:tab-index="2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6" form:id="control16" form:tab-index="2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7" form:id="control17" form:tab-index="2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8" form:id="control18" form:tab-index="2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9" form:id="control19" form:tab-index="2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20" form:id="control20" form:tab-index="2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21" form:id="control21" form:tab-index="2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2" form:id="control22" form:tab-index="2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3" form:id="control23" form:tab-index="3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4" form:id="control24" form:tab-index="3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5" form:id="control25" form:tab-index="3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6" form:id="control26" form:tab-index="3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7" form:id="control27" form:tab-index="3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8" form:id="control28" form:tab-index="3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ev. Religionslehre" form:control-implementation="ooo:com.sun.star.form.component.CheckBox" xml:id="control29" form:id="control29" form:label="ev. Religionslehre" form:tab-index="37"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praktische Philosophie" form:control-implementation="ooo:com.sun.star.form.component.CheckBox" xml:id="control30" form:id="control30" form:label="praktische Philosophie" form:tab-index="4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textarea form:name="Bemerkungen" form:control-implementation="ooo:com.sun.star.form.component.TextField" xml:id="control31" form:id="control31" form:tab-index="4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32" form:id="control32" form:tab-index="4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33" form:id="control33" form:tab-index="4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4" form:id="control34" form:tab-index="17" form:max-length="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Namenszusatz" form:control-implementation="ooo:com.sun.star.form.component.TextField" xml:id="control35" form:id="control35" form:tab-index="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6" form:id="control36" form:label="Ja" form:tab-index="1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text form:name="Geburtsland" form:control-implementation="ooo:com.sun.star.form.component.TextField" xml:id="control37" form:id="control37" form:tab-index="1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8" form:id="control38" form:tab-index="1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9" form:id="control39" form:tab-index="2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40" form:id="control40" form:tab-index="2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41" form:id="control41" form:tab-index="3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kath. Religionslehre" form:control-implementation="ooo:com.sun.star.form.component.CheckBox" xml:id="control42" form:id="control42" form:label="kath. Religionslehre" form:tab-index="3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isl. Religionslehre" form:control-implementation="ooo:com.sun.star.form.component.CheckBox" xml:id="control43" form:id="control43" form:label="isl. Religionslehre" form:tab-index="3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keine" form:control-implementation="ooo:com.sun.star.form.component.CheckBox" xml:id="control44" form:id="control44" form:label="keine" form:tab-index="4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Übermittagbetreuung" form:control-implementation="ooo:com.sun.star.form.component.CheckBox" xml:id="control45" form:id="control45" form:label="Übermittagbetreuung" form:tab-index="4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checkbox form:name="offener Ganztag" form:control-implementation="ooo:com.sun.star.form.component.CheckBox" xml:id="control46" form:id="control46" form:label="offener Ganztag" form:tab-index="4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nahmebogen Grundschule</text:p>
      <text:p text:style-name="P2"/>
      <text:p text:style-name="P3">Schüler<text:span text:style-name="T2">in / Schüler</text:span></text:p>
      <text:p text:style-name="P4"><text:tab/>Name<text:tab/><text:span text:style-name="T3">Vorname</text:span></text:p>
      <text:p text:style-name="P5"><text:tab/><draw:control text:anchor-type="as-char" draw:z-index="0" draw:name="Form1" draw:style-name="gr1" draw:text-style-name="P6" svg:width="8cm" svg:height="0.56cm" draw:control="control1"/><text:tab/><draw:control text:anchor-type="as-char" draw:z-index="1" draw:name="Form2" draw:style-name="gr1" draw:text-style-name="P6" svg:width="8cm" svg:height="0.56cm" draw:control="control2"/></text:p>
      <text:p text:style-name="P7"><text:tab/><text:span text:style-name="T2">Namenszusatz<text:tab/>Geschlecht</text:span></text:p>
      <text:p text:style-name="P8"><text:tab/><draw:control text:anchor-type="as-char" draw:z-index="34" draw:name="Form3" draw:style-name="gr1" draw:text-style-name="P9" svg:width="8cm" svg:height="0.56cm" draw:control="control35"/><text:span text:style-name="T3"><text:tab/></text:span><text:span text:style-name="T3"><draw:control text:anchor-type="as-char" draw:z-index="12" draw:name="Form4" draw:style-name="gr2" draw:text-style-name="P6" svg:width="3.751cm" svg:height="0.56cm" draw:control="control13"/></text:span><text:span text:style-name="T3"><text:tab/></text:span><text:span text:style-name="T3"><draw:control text:anchor-type="as-char" draw:z-index="13" draw:name="Form5" draw:style-name="gr2" draw:text-style-name="P6" svg:width="3.751cm" svg:height="0.56cm" draw:control="control14"/></text:span></text:p>
      <text:p text:style-name="P10"><text:tab/><text:span text:style-name="T3">Straße Nr.<text:tab/>PLZ Ort</text:span></text:p>
      <text:p text:style-name="P5"><text:tab/><draw:control text:anchor-type="as-char" draw:z-index="2" draw:name="Form6" draw:style-name="gr1" draw:text-style-name="P6" svg:width="8cm" svg:height="0.56cm" draw:control="control3"/><text:tab/><draw:control text:anchor-type="as-char" draw:z-index="3" draw:name="Form7" draw:style-name="gr1" draw:text-style-name="P9" svg:width="8cm" svg:height="0.56cm" draw:control="control4"/></text:p>
      <text:p text:style-name="P10"><text:tab/><text:span text:style-name="T3">Geburtsdatum<text:tab/>Geburtsort</text:span></text:p>
      <text:p text:style-name="P5"><text:tab/><draw:control text:anchor-type="as-char" draw:z-index="4" draw:name="Form8" draw:style-name="gr1" draw:text-style-name="P9" svg:width="8cm" svg:height="0.56cm" draw:control="control5"/><text:tab/><draw:control text:anchor-type="as-char" draw:z-index="5" draw:name="Form9" draw:style-name="gr1" draw:text-style-name="P6" svg:width="8cm" svg:height="0.56cm" draw:control="control6"/></text:p>
      <text:p text:style-name="P11"><text:tab/>1. Staatsangehörigkeit<text:tab/>2. Staatsangehörigkeit</text:p>
      <text:p text:style-name="P5"><text:tab/><draw:control text:anchor-type="as-char" draw:z-index="6" draw:name="Form10" draw:style-name="gr1" draw:text-style-name="P9" svg:width="8cm" svg:height="0.56cm" draw:control="control7"/><text:tab/><draw:control text:anchor-type="as-char" draw:z-index="7" draw:name="Form11" draw:style-name="gr1" draw:text-style-name="P9" svg:width="8cm" svg:height="0.56cm" draw:control="control8"/></text:p>
      <text:p text:style-name="P10"><text:tab/><text:span text:style-name="T3">Konfession (Religion)</text:span></text:p>
      <text:p text:style-name="P12"><text:tab/><draw:control text:anchor-type="as-char" draw:z-index="8" draw:name="Form12" draw:style-name="gr1" draw:text-style-name="P9" svg:width="8cm" svg:height="0.56cm" draw:control="control9"/></text:p>
      <text:p text:style-name="P13">Migrationshintergrund, falls vorhanden</text:p>
      <text:p text:style-name="P14"><text:tab/><text:span text:style-name="T3">Geburtsland</text:span></text:p>
      <text:p text:style-name="P12"><text:tab/><draw:control text:anchor-type="as-char" draw:z-index="36" draw:name="Form13" draw:style-name="gr1" draw:text-style-name="P9" svg:width="8cm" svg:height="0.56cm" draw:control="control37"/></text:p>
      <text:p text:style-name="P14"><text:tab/><text:span text:style-name="T3">Geburtsland Mutter<text:tab/>Geburtsland Vater</text:span></text:p>
      <text:p text:style-name="P5"><text:tab/><draw:control text:anchor-type="as-char" draw:z-index="9" draw:name="Form14" draw:style-name="gr1" draw:text-style-name="P9" svg:width="8cm" svg:height="0.56cm" draw:control="control10"/><text:tab/><draw:control text:anchor-type="as-char" draw:z-index="10" draw:name="Form15" draw:style-name="gr1" draw:text-style-name="P9" svg:width="8cm" svg:height="0.56cm" draw:control="control11"/></text:p>
      <text:p text:style-name="P15"><text:tab/><text:span text:style-name="T4">Verkehrssprache in der Familie<text:tab/>Zuzugsjahr<text:tab/>Aussiedler</text:span></text:p>
      <text:p text:style-name="P16"><text:span text:style-name="T5"><text:tab/></text:span><text:span text:style-name="T5"><draw:control text:anchor-type="as-char" draw:z-index="11" draw:name="Form16" draw:style-name="gr1" draw:text-style-name="P9" svg:width="8cm" svg:height="0.56cm" draw:control="control12"/></text:span><text:span text:style-name="T5"><text:tab/></text:span><text:span text:style-name="T5"><draw:control text:anchor-type="as-char" draw:z-index="33" draw:name="Form17" draw:style-name="gr1" draw:text-style-name="P9" svg:width="3.751cm" svg:height="0.56cm" draw:control="control34"/></text:span><text:span text:style-name="T5"><text:tab/></text:span><text:span text:style-name="T6"><draw:control text:anchor-type="as-char" draw:z-index="35" draw:name="Form18" draw:style-name="gr2" draw:text-style-name="P6" svg:width="3.751cm" svg:height="0.56cm" draw:control="control36"/></text:span></text:p>
      <text:p text:style-name="P17"><text:span text:style-name="T7">Mutter, </text:span><text:span text:style-name="T8">sofern erziehungsberechtigt</text:span></text:p>
      <text:p text:style-name="P18"><text:tab/><text:span text:style-name="T9">Titel<text:tab/>Name<text:tab/>Vorname</text:span></text:p>
      <text:p text:style-name="P19"><text:tab/><draw:control text:anchor-type="as-char" draw:z-index="37" draw:name="Form19" draw:style-name="gr1" draw:text-style-name="P9" svg:width="1.5cm" svg:height="0.56cm" draw:control="control38"/><text:tab/><draw:control text:anchor-type="as-char" draw:z-index="14" draw:name="Form20" draw:style-name="gr1" draw:text-style-name="P9" svg:width="6.002cm" svg:height="0.56cm" draw:control="control15"/><text:tab/><draw:control text:anchor-type="as-char" draw:z-index="15" draw:name="Form21" draw:style-name="gr1" draw:text-style-name="P9" svg:width="8cm" svg:height="0.56cm" draw:control="control16"/></text:p>
      <text:p text:style-name="P20"><text:tab/><text:span text:style-name="T3">Straße Nr. (falls abweichend)<text:tab/>PLZ Ort (falls abweichend)</text:span></text:p>
      <text:p text:style-name="P21"><text:tab/><draw:control text:anchor-type="as-char" draw:z-index="16" draw:name="Form22" draw:style-name="gr1" draw:text-style-name="P9" svg:width="8cm" svg:height="0.56cm" draw:control="control17"/><text:tab/><draw:control text:anchor-type="as-char" draw:z-index="17" draw:name="Form23" draw:style-name="gr1" draw:text-style-name="P9" svg:width="8cm" svg:height="0.56cm" draw:control="control18"/></text:p>
      <text:p text:style-name="P22"><text:tab/><text:span text:style-name="T10">Festnetztelefon priv.</text:span><text:tab/>Handy priv.</text:p>
      <text:p text:style-name="P21"><text:tab/><draw:control text:anchor-type="as-char" draw:z-index="18" draw:name="Form24" draw:style-name="gr1" draw:text-style-name="P9" svg:width="8cm" svg:height="0.56cm" draw:control="control19"/><text:tab/><draw:control text:anchor-type="as-char" draw:z-index="19" draw:name="Form25" draw:style-name="gr1" draw:text-style-name="P9" svg:width="8cm" svg:height="0.56cm" draw:control="control20"/></text:p>
      <text:p text:style-name="P22"><text:tab/>Tel. dienstl.<text:span text:style-name="T11">*</text:span><text:tab/>E-Mail<text:span text:style-name="T11">*</text:span></text:p>
      <text:p text:style-name="P21"><text:tab/><draw:control text:anchor-type="as-char" draw:z-index="20" draw:name="Form26" draw:style-name="gr1" draw:text-style-name="P9" svg:width="8cm" svg:height="0.56cm" draw:control="control21"/><text:tab/><draw:control text:anchor-type="as-char" draw:z-index="21" draw:name="Form27" draw:style-name="gr1" draw:text-style-name="P9" svg:width="8cm" svg:height="0.56cm" draw:control="control22"/></text:p>
      <text:p text:style-name="P23"><text:span text:style-name="T12">Vater, </text:span><text:span text:style-name="T13">sofern erziehungsberechtigt</text:span></text:p>
      <text:p text:style-name="P24"><text:tab/><text:span text:style-name="T14">Titel<text:tab/>Name<text:tab/>Vorname</text:span></text:p>
      <text:p text:style-name="P19"><text:tab/><draw:control text:anchor-type="as-char" draw:z-index="38" draw:name="Form28" draw:style-name="gr1" draw:text-style-name="P9" svg:width="1.5cm" svg:height="0.56cm" draw:control="control39"/><text:tab/><draw:control text:anchor-type="as-char" draw:z-index="39" draw:name="Form29" draw:style-name="gr1" draw:text-style-name="P9" svg:width="6.002cm" svg:height="0.56cm" draw:control="control40"/><text:tab/><draw:control text:anchor-type="as-char" draw:z-index="40" draw:name="Form30" draw:style-name="gr1" draw:text-style-name="P9" svg:width="8cm" svg:height="0.56cm" draw:control="control41"/></text:p>
      <text:p text:style-name="P20"><text:tab/><text:span text:style-name="T3">Straße Nr. (falls abweichend)<text:tab/>PLZ Ort (falls abweichend)</text:span></text:p>
      <text:p text:style-name="P21"><text:tab/><draw:control text:anchor-type="as-char" draw:z-index="24" draw:name="Form31" draw:style-name="gr1" draw:text-style-name="P9" svg:width="8cm" svg:height="0.56cm" draw:control="control25"/><text:tab/><draw:control text:anchor-type="as-char" draw:z-index="25" draw:name="Form32" draw:style-name="gr1" draw:text-style-name="P9" svg:width="8cm" svg:height="0.56cm" draw:control="control26"/></text:p>
      <text:p text:style-name="P25"><text:tab/><text:span text:style-name="T10">Festnetztelefon priv.</text:span><text:tab/>Handy priv.</text:p>
      <text:p text:style-name="P21"><text:tab/><draw:control text:anchor-type="as-char" draw:z-index="26" draw:name="Form33" draw:style-name="gr1" draw:text-style-name="P9" svg:width="8cm" svg:height="0.56cm" draw:control="control27"/><text:tab/><draw:control text:anchor-type="as-char" draw:z-index="27" draw:name="Form34" draw:style-name="gr1" draw:text-style-name="P9" svg:width="8cm" svg:height="0.56cm" draw:control="control28"/></text:p>
      <text:p text:style-name="P22"><text:tab/>Tel. dienstl.<text:span text:style-name="T11">*</text:span><text:tab/>E-Mail<text:span text:style-name="T11">*</text:span></text:p>
      <text:p text:style-name="P21"><text:tab/><draw:control text:anchor-type="as-char" draw:z-index="22" draw:name="Form35" draw:style-name="gr1" draw:text-style-name="P9" svg:width="8cm" svg:height="0.56cm" draw:control="control23"/><text:tab/><draw:control text:anchor-type="as-char" draw:z-index="23" draw:name="Form36" draw:style-name="gr1" draw:text-style-name="P9" svg:width="8cm" svg:height="0.56cm" draw:control="control24"/></text:p>
      <text:p text:style-name="P26"><text:bookmark text:name="A1FN*)"/><text:span text:style-name="T15">*) </text:span><text:span text:style-name="T16">Soweit im Einzelfall nicht erforderlich, ist die Angabe freiwillig und jederzeit widerrufbar</text:span> </text:p>
      <text:p text:style-name="P27"/>
      <text:p text:style-name="P28"><text:span text:style-name="T17">Teilnahme am Religionsu</text:span>nterricht <text:span text:style-name="T18">(in der Regel die eigene Konfession)</text:span></text:p>
      <text:p text:style-name="P29"><text:tab/><text:span text:style-name="T18">Teilnehmen an</text:span><text:line-break/><text:tab/><text:span text:style-name="T3"><draw:control text:anchor-type="as-char" draw:z-index="28" draw:name="Form37" draw:style-name="gr2" draw:text-style-name="P6" svg:width="3.5cm" svg:height="0.56cm" draw:control="control29"/></text:span><text:span text:style-name="T3"><text:tab/></text:span><text:span text:style-name="T3"><draw:control text:anchor-type="as-char" draw:z-index="41" draw:name="Form38" draw:style-name="gr2" draw:text-style-name="P6" svg:width="3.8cm" svg:height="0.56cm" draw:control="control42"/></text:span><text:span text:style-name="T3"><text:tab/></text:span><text:span text:style-name="T3"><draw:control text:anchor-type="as-char" draw:z-index="42" draw:name="Form39" draw:style-name="gr2" draw:text-style-name="P6" svg:width="3.5cm" svg:height="0.56cm" draw:control="control43"/></text:span><text:span text:style-name="T3"><text:tab/></text:span><text:span text:style-name="T3"><draw:control text:anchor-type="as-char" draw:z-index="29" draw:name="Form40" draw:style-name="gr2" draw:text-style-name="P6" svg:width="4.19cm" svg:height="0.56cm" draw:control="control30"/></text:span></text:p>
      <text:p text:style-name="P30">Betreuung</text:p>
      <text:p text:style-name="P31"><text:tab/><text:span text:style-name="T19">Ich wünsche folgende Betreuung</text:span><text:line-break/><text:tab/><text:span text:style-name="T3"><draw:control text:anchor-type="as-char" draw:z-index="43" draw:name="Form41" draw:style-name="gr2" draw:text-style-name="P6" svg:width="1.701cm" svg:height="0.56cm" draw:control="control44"/></text:span><text:span text:style-name="T3"><text:tab/></text:span><text:span text:style-name="T3"><draw:control text:anchor-type="as-char" draw:z-index="44" draw:name="Form42" draw:style-name="gr2" draw:text-style-name="P6" svg:width="4.1cm" svg:height="0.56cm" draw:control="control45"/></text:span><text:span text:style-name="T3"><text:tab/></text:span><text:span text:style-name="T3"><draw:control text:anchor-type="as-char" draw:z-index="45" draw:name="Form43" draw:style-name="gr2" draw:text-style-name="P6" svg:width="3.301cm" svg:height="0.56cm" draw:control="control46"/></text:span></text:p>
      <text:p text:style-name="P32"><text:span text:style-name="T20">S</text:span><text:span text:style-name="T21">o</text:span><text:span text:style-name="T20">nstiges</text:span><text:tab/></text:p>
      <text:p text:style-name="P33"><text:tab/><text:span text:style-name="T18">Gesundheitliche Beeinträchtigungen / körperliche Behinderungen / sonderpädagogischer Förderbedarf etc.</text:span></text:p>
      <text:p text:style-name="P34"><text:tab/><draw:control text:anchor-type="as-char" draw:z-index="30" draw:name="Form44" draw:style-name="gr3" draw:text-style-name="P9" svg:width="16.5cm" svg:height="2.241cm" draw:control="control31"/></text:p>
      <text:p text:style-name="P35"><text:tab/>Ich möchte <text:span text:style-name="T18">mit folgenden Mitschülern in eine Klasse (max. zwei Nennungen)</text:span></text:p>
      <text:p text:style-name="P34"><text:tab/><draw:control text:anchor-type="as-char" draw:z-index="31" draw:name="Form45" draw:style-name="gr1" draw:text-style-name="P9" svg:width="16.5cm" svg:height="1.121cm" draw:control="control32"/></text:p>
      <text:p text:style-name="P36">Notfallkontakt</text:p>
      <text:p text:style-name="P37">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38">Notfallkontakte<text:span text:style-name="T22">*</text:span></text:p>
      <text:p text:style-name="P39"><draw:control text:anchor-type="as-char" draw:z-index="32" draw:name="Form46" draw:style-name="gr1" draw:text-style-name="P9" svg:width="16.5cm" svg:height="2.357cm" draw:control="control33"/></text:p>
      <text:p text:style-name="P40">Hinweis</text:p>
      <text:p text:style-name="P41">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42">Hiermit bestätige ich die Richtigkeit meiner Angaben. Änderungen werde ich der Schule umgehend mitteilen. </text:p>
      <text:p text:style-name="P43"/>
      <text:p text:style-name="P43"/>
      <text:p text:style-name="P44">_____________________________<text:tab/>_______________________________________________________<text:line-break/><text:span text:style-name="T17">Ort, Datum<text:tab/></text:span>Unterschrift des/der Erziehungsberechtigten</text:p>
      <text:p text:style-name="P43"/>
      <text:p text:style-name="P45"/>
      <text:p text:style-name="P45">(Für die Anmeldung genügt die Unterschrift eines <text:span text:style-name="T23">Elternteils</text:span>. Nach § 1686 BGB ist dieser <text:span text:style-name="T23">Elternteil</text:span> verpflichtet, das andere sorgeberechtigte Elternteil über die Anmeldung und schulische Belange zu informieren und erforderliche Einverständnisse einzuholen. <text:span text:style-name="T23">Dies gilt insbesondere, wenn beide Elternteile getrennt leben oder geschieden s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2T09:48:29.078000000</meta:creation-date>
    <dc:date>2025-12-13T19:42:09.434380400</dc:date>
    <meta:editing-duration>P1DT1H2M59S</meta:editing-duration>
    <meta:editing-cycles>33</meta:editing-cycles>
    <meta:generator>LibreOffice/25.8.3.2$Windows_X86_64 LibreOffice_project/8ca8d55c161d602844f5428fa4b58097424e324e</meta:generator>
    <meta:document-statistic meta:table-count="0" meta:image-count="0" meta:object-count="0" meta:page-count="2" meta:paragraph-count="58" meta:word-count="340" meta:character-count="2820" meta:non-whitespace-character-count="2447"/>
  </office:meta>
</office:document-meta>
</file>